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00b93" officeooo:paragraph-rsid="00100b9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00b93" officeooo:paragraph-rsid="00100b93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00b93" officeooo:paragraph-rsid="00100b93" style:font-size-asian="22pt" style:font-size-complex="2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00b93" officeooo:paragraph-rsid="00100b93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00b93" officeooo:paragraph-rsid="00100b93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1d7d0" officeooo:paragraph-rsid="0011d7d0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30f67" officeooo:paragraph-rsid="00130f67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48112" officeooo:paragraph-rsid="00148112" style:font-size-asian="10.5pt" style:font-size-complex="12pt"/>
    </style:style>
    <style:style style:name="T1" style:family="text">
      <style:text-properties officeooo:rsid="0011d7d0"/>
    </style:style>
    <style:style style:name="T2" style:family="text">
      <style:text-properties officeooo:rsid="00156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P3">time logger</text:p>
      <text:p text:style-name="P1"/>
      <text:p text:style-name="P2">Model</text:p>
      <text:list xml:id="list2525084724658681079" text:style-name="L1">
        <text:list-item>
          <text:p text:style-name="P4">Database</text:p>
          <text:list>
            <text:list-item>
              <text:p text:style-name="P4">logins and registers</text:p>
              <text:list>
                <text:list-item>
                  <text:p text:style-name="P4"/>
                </text:list-item>
              </text:list>
            </text:list-item>
            <text:list-item>
              <text:p text:style-name="P4">time and <text:span text:style-name="T1">set goal</text:span></text:p>
            </text:list-item>
          </text:list>
        </text:list-item>
      </text:list>
      <text:p text:style-name="P2">View</text:p>
      <text:list xml:id="list6314737637874546249" text:style-name="L2">
        <text:list-item>
          <text:p text:style-name="P5">use bootstrap to style the front-end</text:p>
        </text:list-item>
        <text:list-item>
          <text:p text:style-name="P5">Web pages in html and jinja</text:p>
          <text:list>
            <text:list-item>
              <text:p text:style-name="P5">Welcome</text:p>
              <text:list>
                <text:list-item>
                  <text:p text:style-name="P7">go to stopwatch controller</text:p>
                </text:list-item>
                <text:list-item>
                  <text:p text:style-name="P8">progress</text:p>
                </text:list-item>
              </text:list>
            </text:list-item>
            <text:list-item>
              <text:p text:style-name="P5">functional with the stopwatch</text:p>
            </text:list-item>
            <text:list-item>
              <text:p text:style-name="P5">graph </text:p>
            </text:list-item>
          </text:list>
          <text:p text:style-name="P5"/>
        </text:list-item>
      </text:list>
      <text:p text:style-name="P2">Controller</text:p>
      <text:list xml:id="list6321139718867961624" text:style-name="L3">
        <text:list-item>
          <text:p text:style-name="P6">set a goal</text:p>
        </text:list-item>
        <text:list-item>
          <text:p text:style-name="P6">reminder for a set goal <text:span text:style-name="T2">with email</text:span></text:p>
        </text:list-item>
        <text:list-item>
          <text:p text:style-name="P6">a way to change the set go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3:05:12.663727829</meta:creation-date>
    <dc:date>2018-03-02T17:48:38.138171220</dc:date>
    <meta:editing-duration>PT7H27M4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68" meta:character-count="302" meta:non-whitespace-character-count="264"/>
  </office:meta>
</office:document-meta>
</file>